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4cm" fo:min-width="1.60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158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31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401cm" fo:min-width="1.60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65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6cm" fo:min-width="1.98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042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976cm" fo:min-width="1.607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897cm" fo:min-width="1.60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157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3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7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9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9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3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8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746cm"/>
    </style:style>
    <style:style style:name="gr20" style:family="graphic" style:parent-style-name="standard">
      <style:graphic-properties draw:stroke="none" svg:stroke-color="#000000" draw:fill="none" draw:fill-color="#ffffff" fo:min-height="1.2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7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8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2.2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9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1.4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661cm"/>
    </style:style>
    <style:style style:name="gr27" style:family="graphic" style:parent-style-name="standard">
      <style:graphic-properties draw:stroke="none" svg:stroke-color="#000000" draw:fill="none" draw:fill-color="#ffffff" fo:min-height="0.7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46cm"/>
    </style:style>
    <style:style style:name="gr30" style:family="graphic" style:parent-style-name="standard">
      <style:graphic-properties draw:stroke="none" svg:stroke-color="#000000" draw:fill="none" draw:fill-color="#ffffff" fo:min-height="2.4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7cm" fo:min-width="1.746cm"/>
    </style:style>
    <style:style style:name="gr3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color="#ffffff" draw:fill="none" draw:textarea-horizontal-align="justify" draw:textarea-vertical-align="middle" draw:auto-grow-height="false" fo:min-height="21.356cm" fo:min-width="21.09cm"/>
    </style:style>
    <style:style style:name="P1" style:family="paragraph">
      <loext:graphic-properties draw:fill="none" draw:fill-color="#729fcf"/>
      <style:paragraph-properties fo:text-align="center"/>
      <style:text-properties fo:font-size="16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solid" draw:fill-color="#ffffff"/>
      <style:paragraph-properties fo:text-align="center"/>
      <style:text-properties fo:font-size="16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 fo:font-weight="bold" style:font-size-asian="12pt" style:font-weight-asian="bold" style:font-size-complex="12pt" style:font-weight-complex="bold"/>
    </style:style>
    <style:style style:name="P10" style:family="paragraph">
      <style:text-properties style:text-position="0% 100%" fo:font-size="16pt"/>
    </style:style>
    <style:style style:name="P11" style:family="paragraph">
      <loext:graphic-properties draw:fill="none" draw:fill-color="#ffffff"/>
      <style:text-properties style:text-position="0% 100%" fo:font-size="16pt"/>
    </style:style>
    <style:style style:name="P12" style:family="paragraph">
      <loext:graphic-properties draw:fill="none"/>
      <style:paragraph-properties fo:text-align="center"/>
      <style:text-properties fo:font-size="16pt" fo:font-weight="normal"/>
    </style:style>
    <style:style style:name="P13" style:family="paragraph">
      <style:text-properties fo:font-size="16pt" fo:font-weight="normal"/>
    </style:style>
    <style:style style:name="P14" style:family="paragraph">
      <loext:graphic-properties draw:fill="none" draw:fill-color="#ffffff"/>
      <style:text-properties fo:font-size="16pt" fo:font-weight="normal"/>
    </style:style>
    <style:style style:name="P15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7.468cm" svg:x="2.389cm" svg:y="19.47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658cm" svg:height="0.878cm" svg:x="3.405cm" svg:y="19.653cm">
          <draw:text-box>
            <text:p text:style-name="P2">(0,0)</text:p>
          </draw:text-box>
        </draw:frame>
        <draw:custom-shape draw:style-name="gr3" draw:text-style-name="P4" draw:layer="layout" svg:width="1.778cm" svg:height="0.762cm" svg:x="5.183cm" svg:y="19.75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5.09cm" svg:y="19.68cm">
          <draw:text-box>
            <text:p text:style-name="P2">Send</text:p>
          </draw:text-box>
        </draw:frame>
        <draw:custom-shape draw:style-name="gr5" draw:text-style-name="P5" draw:layer="layout" svg:width="3.429cm" svg:height="7.467cm" svg:x="14.876cm" svg:y="19.473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157cm" svg:height="0.878cm" svg:x="15.892cm" svg:y="19.654cm">
          <draw:text-box>
            <text:p text:style-name="P2">(0,L-1)</text:p>
          </draw:text-box>
        </draw:frame>
        <draw:custom-shape draw:style-name="gr7" draw:text-style-name="P4" draw:layer="layout" svg:width="2.54cm" svg:height="0.762cm" svg:x="13.184cm" svg:y="19.79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3.077cm" svg:y="19.681cm">
          <draw:text-box>
            <text:p text:style-name="P2">Receive</text:p>
          </draw:text-box>
        </draw:frame>
        <draw:custom-shape draw:style-name="gr9" draw:text-style-name="P5" draw:layer="layout" svg:width="3.429cm" svg:height="8.382cm" svg:x="3.176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157cm" svg:height="0.878cm" svg:x="4.192cm" svg:y="6.854cm">
          <draw:text-box>
            <text:p text:style-name="P2">(L-1,0)</text:p>
          </draw:text-box>
        </draw:frame>
        <draw:custom-shape draw:style-name="gr10" draw:text-style-name="P5" draw:layer="layout" svg:width="3.429cm" svg:height="8.255cm" svg:x="14.263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" draw:text-style-name="P3" draw:layer="layout" svg:width="2.657cm" svg:height="0.878cm" svg:x="14.879cm" svg:y="6.855cm">
          <draw:text-box>
            <text:p text:style-name="P2">(L-1,L-1)</text:p>
          </draw:text-box>
        </draw:frame>
        <draw:line draw:style-name="gr12" draw:text-style-name="P6" draw:layer="layout" svg:x1="6.961cm" svg:y1="20.177cm" svg:x2="10.144cm" svg:y2="20.177cm">
          <text:p/>
        </draw:line>
        <draw:frame draw:style-name="gr13" draw:text-style-name="P3" draw:layer="layout" svg:width="0.815cm" svg:height="0.878cm" svg:x="7.64cm" svg:y="19.288cm">
          <draw:text-box>
            <text:p text:style-name="P2">e</text:p>
          </draw:text-box>
        </draw:frame>
        <draw:custom-shape draw:style-name="gr3" draw:text-style-name="P4" draw:layer="layout" svg:width="1.778cm" svg:height="0.762cm" svg:x="5.084cm" svg:y="20.6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4.991cm" svg:y="20.581cm">
          <draw:text-box>
            <text:p text:style-name="P2">Send</text:p>
          </draw:text-box>
        </draw:frame>
        <draw:custom-shape draw:style-name="gr7" draw:text-style-name="P4" draw:layer="layout" svg:width="2.54cm" svg:height="0.762cm" svg:x="13.085cm" svg:y="20.6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2.978cm" svg:y="20.582cm">
          <draw:text-box>
            <text:p text:style-name="P2">Receive</text:p>
          </draw:text-box>
        </draw:frame>
        <draw:line draw:style-name="gr12" draw:text-style-name="P6" draw:layer="layout" svg:x1="6.862cm" svg:y1="21.078cm" svg:x2="10.144cm" svg:y2="21.066cm">
          <text:p/>
        </draw:line>
        <draw:frame draw:style-name="gr14" draw:text-style-name="P3" draw:layer="layout" svg:width="2.275cm" svg:height="1.014cm" svg:x="6.793cm" svg:y="20.077cm">
          <draw:text-box>
            <text:p text:style-name="P2">C<text:span text:style-name="T1">(L</text:span><text:span text:style-name="T1">-</text:span><text:span text:style-name="T1">1)*L</text:span><text:span text:style-name="T1">*H</text:span></text:p>
          </draw:text-box>
        </draw:frame>
        <draw:custom-shape draw:style-name="gr3" draw:text-style-name="P4" draw:layer="layout" svg:width="1.778cm" svg:height="0.762cm" svg:x="4.984cm" svg:y="21.5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4.891cm" svg:y="21.481cm">
          <draw:text-box>
            <text:p text:style-name="P2">Send</text:p>
          </draw:text-box>
        </draw:frame>
        <draw:custom-shape draw:style-name="gr7" draw:text-style-name="P4" draw:layer="layout" svg:width="2.54cm" svg:height="0.762cm" svg:x="12.985cm" svg:y="21.5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2.878cm" svg:y="21.482cm">
          <draw:text-box>
            <text:p text:style-name="P2">Receive</text:p>
          </draw:text-box>
        </draw:frame>
        <draw:line draw:style-name="gr12" draw:text-style-name="P6" draw:layer="layout" svg:x1="6.762cm" svg:y1="21.978cm" svg:x2="10.144cm" svg:y2="21.955cm">
          <text:p/>
        </draw:line>
        <draw:custom-shape draw:style-name="gr3" draw:text-style-name="P4" draw:layer="layout" svg:width="1.778cm" svg:height="0.762cm" svg:x="13.826cm" svg:y="22.58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733cm" svg:y="22.514cm">
          <draw:text-box>
            <text:p text:style-name="P2">Send</text:p>
          </draw:text-box>
        </draw:frame>
        <draw:custom-shape draw:style-name="gr7" draw:text-style-name="P4" draw:layer="layout" svg:width="2.54cm" svg:height="0.762cm" svg:x="4.585cm" svg:y="22.4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4.478cm" svg:y="22.382cm">
          <draw:text-box>
            <text:p text:style-name="P2">Receive</text:p>
          </draw:text-box>
        </draw:frame>
        <draw:line draw:style-name="gr12" draw:text-style-name="P7" draw:layer="layout" svg:x1="9.763cm" svg:y1="22.971cm" svg:x2="7.088cm" svg:y2="22.971cm">
          <text:p/>
        </draw:line>
        <draw:frame draw:style-name="gr15" draw:text-style-name="P3" draw:layer="layout" svg:width="2.411cm" svg:height="0.878cm" svg:x="7.513cm" svg:y="22.051cm">
          <draw:text-box>
            <text:p text:style-name="P2">d_other</text:p>
          </draw:text-box>
        </draw:frame>
        <draw:custom-shape draw:style-name="gr3" draw:text-style-name="P4" draw:layer="layout" svg:width="1.778cm" svg:height="0.762cm" svg:x="4.784cm" svg:y="23.35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4.691cm" svg:y="23.281cm">
          <draw:text-box>
            <text:p text:style-name="P2">Send</text:p>
          </draw:text-box>
        </draw:frame>
        <draw:custom-shape draw:style-name="gr7" draw:text-style-name="P4" draw:layer="layout" svg:width="2.54cm" svg:height="0.762cm" svg:x="12.785cm" svg:y="23.4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2.678cm" svg:y="23.382cm">
          <draw:text-box>
            <text:p text:style-name="P2">Receive</text:p>
          </draw:text-box>
        </draw:frame>
        <draw:line draw:style-name="gr12" draw:text-style-name="P7" draw:layer="layout" svg:x1="6.562cm" svg:y1="23.778cm" svg:x2="8.366cm" svg:y2="23.733cm">
          <text:p/>
        </draw:line>
        <draw:frame draw:style-name="gr13" draw:text-style-name="P3" draw:layer="layout" svg:width="0.815cm" svg:height="0.878cm" svg:x="6.813cm" svg:y="22.951cm">
          <draw:text-box>
            <text:p text:style-name="P2">d</text:p>
          </draw:text-box>
        </draw:frame>
        <draw:custom-shape draw:style-name="gr3" draw:text-style-name="P4" draw:layer="layout" svg:width="1.778cm" svg:height="0.762cm" svg:x="13.626cm" svg:y="24.38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533cm" svg:y="24.314cm">
          <draw:text-box>
            <text:p text:style-name="P2">Send</text:p>
          </draw:text-box>
        </draw:frame>
        <draw:custom-shape draw:style-name="gr7" draw:text-style-name="P4" draw:layer="layout" svg:width="2.54cm" svg:height="0.762cm" svg:x="4.385cm" svg:y="24.2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4.278cm" svg:y="24.182cm">
          <draw:text-box>
            <text:p text:style-name="P2">Receive</text:p>
          </draw:text-box>
        </draw:frame>
        <draw:line draw:style-name="gr12" draw:text-style-name="P7" draw:layer="layout" svg:x1="13.619cm" svg:y1="24.771cm" svg:x2="11.033cm" svg:y2="24.749cm">
          <text:p/>
        </draw:line>
        <draw:custom-shape draw:style-name="gr3" draw:text-style-name="P4" draw:layer="layout" svg:width="1.778cm" svg:height="0.762cm" svg:x="13.726cm" svg:y="7.79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633cm" svg:y="7.72cm">
          <draw:text-box>
            <text:p text:style-name="P2">Send</text:p>
          </draw:text-box>
        </draw:frame>
        <draw:custom-shape draw:style-name="gr7" draw:text-style-name="P4" draw:layer="layout" svg:width="2.54cm" svg:height="0.762cm" svg:x="5.485cm" svg:y="7.70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5.378cm" svg:y="7.588cm">
          <draw:text-box>
            <text:p text:style-name="P2">Receive</text:p>
          </draw:text-box>
        </draw:frame>
        <draw:line draw:style-name="gr12" draw:text-style-name="P7" draw:layer="layout" svg:x1="9.763cm" svg:y1="8.239cm" svg:x2="7.974cm" svg:y2="8.182cm">
          <text:p/>
        </draw:line>
        <draw:frame draw:style-name="gr16" draw:text-style-name="P3" draw:layer="layout" svg:width="1.425cm" svg:height="1.014cm" svg:x="8.313cm" svg:y="7.257cm">
          <draw:text-box>
            <text:p text:style-name="P2"><text:span text:style-name="T2">B</text:span><text:span text:style-name="T1">L*H</text:span></text:p>
          </draw:text-box>
        </draw:frame>
        <draw:custom-shape draw:style-name="gr3" draw:text-style-name="P4" draw:layer="layout" svg:width="1.778cm" svg:height="0.762cm" svg:x="13.626cm" svg:y="8.6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533cm" svg:y="8.621cm">
          <draw:text-box>
            <text:p text:style-name="P2">Send</text:p>
          </draw:text-box>
        </draw:frame>
        <draw:custom-shape draw:style-name="gr7" draw:text-style-name="P4" draw:layer="layout" svg:width="2.54cm" svg:height="0.762cm" svg:x="5.285cm" svg:y="8.60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5.178cm" svg:y="8.489cm">
          <draw:text-box>
            <text:p text:style-name="P2">Receive</text:p>
          </draw:text-box>
        </draw:frame>
        <draw:line draw:style-name="gr12" draw:text-style-name="P7" draw:layer="layout" svg:x1="13.619cm" svg:y1="9.078cm" svg:x2="11.287cm" svg:y2="9.128cm">
          <text:p/>
        </draw:line>
        <draw:custom-shape draw:style-name="gr3" draw:text-style-name="P4" draw:layer="layout" svg:width="1.778cm" svg:height="0.762cm" svg:x="13.426cm" svg:y="9.5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333cm" svg:y="9.521cm">
          <draw:text-box>
            <text:p text:style-name="P2">Send</text:p>
          </draw:text-box>
        </draw:frame>
        <draw:custom-shape draw:style-name="gr7" draw:text-style-name="P4" draw:layer="layout" svg:width="2.54cm" svg:height="0.762cm" svg:x="5.085cm" svg:y="9.50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4.978cm" svg:y="9.389cm">
          <draw:text-box>
            <text:p text:style-name="P2">Receive</text:p>
          </draw:text-box>
        </draw:frame>
        <draw:line draw:style-name="gr12" draw:text-style-name="P7" draw:layer="layout" svg:x1="13.419cm" svg:y1="9.978cm" svg:x2="10.906cm" svg:y2="10.017cm">
          <text:p/>
        </draw:line>
        <draw:custom-shape draw:style-name="gr3" draw:text-style-name="P4" draw:layer="layout" svg:width="1.778cm" svg:height="0.762cm" svg:x="13.226cm" svg:y="10.4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133cm" svg:y="10.421cm">
          <draw:text-box>
            <text:p text:style-name="P2">Send</text:p>
          </draw:text-box>
        </draw:frame>
        <draw:custom-shape draw:style-name="gr7" draw:text-style-name="P4" draw:layer="layout" svg:width="2.54cm" svg:height="0.762cm" svg:x="4.885cm" svg:y="10.40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4.778cm" svg:y="10.289cm">
          <draw:text-box>
            <text:p text:style-name="P2">Receive</text:p>
          </draw:text-box>
        </draw:frame>
        <draw:line draw:style-name="gr12" draw:text-style-name="P7" draw:layer="layout" svg:x1="13.219cm" svg:y1="10.878cm" svg:x2="10.906cm" svg:y2="10.906cm">
          <text:p/>
        </draw:line>
        <draw:frame draw:style-name="gr17" draw:text-style-name="P3" draw:layer="layout" svg:width="0.879cm" svg:height="0.878cm" svg:x="11.913cm" svg:y="9.958cm">
          <draw:text-box>
            <text:p text:style-name="P2"><text:span text:style-name="T2">S</text:span></text:p>
          </draw:text-box>
        </draw:frame>
        <draw:custom-shape draw:style-name="gr3" draw:text-style-name="P4" draw:layer="layout" svg:width="1.778cm" svg:height="0.762cm" svg:x="13.126cm" svg:y="11.3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19cm" svg:height="0.878cm" svg:x="13.033cm" svg:y="11.321cm">
          <draw:text-box>
            <text:p text:style-name="P2">Send</text:p>
          </draw:text-box>
        </draw:frame>
        <draw:custom-shape draw:style-name="gr7" draw:text-style-name="P4" draw:layer="layout" svg:width="2.54cm" svg:height="0.762cm" svg:x="4.785cm" svg:y="11.30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4.678cm" svg:y="11.189cm">
          <draw:text-box>
            <text:p text:style-name="P2">Receive</text:p>
          </draw:text-box>
        </draw:frame>
        <draw:line draw:style-name="gr12" draw:text-style-name="P7" draw:layer="layout" svg:x1="13.119cm" svg:y1="11.778cm" svg:x2="10.652cm" svg:y2="11.795cm">
          <text:p/>
        </draw:line>
        <draw:frame draw:style-name="gr18" draw:text-style-name="P3" draw:layer="layout" svg:width="1.315cm" svg:height="0.878cm" svg:x="11.513cm" svg:y="10.858cm">
          <draw:text-box>
            <text:p text:style-name="P2">MT</text:p>
          </draw:text-box>
        </draw:frame>
        <draw:custom-shape draw:style-name="gr3" draw:text-style-name="P4" draw:layer="layout" svg:width="1.778cm" svg:height="0.762cm" svg:x="16.685cm" svg:y="7.754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1.819cm" svg:height="0.878cm" svg:x="16.592cm" svg:y="7.681cm">
          <draw:text-box>
            <text:p text:style-name="P2">Send</text:p>
          </draw:text-box>
        </draw:frame>
        <draw:custom-shape draw:style-name="gr7" draw:text-style-name="P4" draw:layer="layout" svg:width="2.54cm" svg:height="0.762cm" svg:x="16.885cm" svg:y="20.39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778cm" svg:y="20.382cm">
          <draw:text-box>
            <text:p text:style-name="P2">Receive</text:p>
          </draw:text-box>
        </draw:frame>
        <draw:line draw:style-name="gr12" draw:text-style-name="P7" draw:layer="layout" svg:x1="13.744cm" svg:y1="8.252cm" svg:x2="11.16cm" svg:y2="8.239cm">
          <text:p/>
        </draw:line>
        <draw:frame draw:style-name="gr19" draw:text-style-name="P3" draw:layer="layout" svg:width="2.246cm" svg:height="1.014cm" svg:x="11.413cm" svg:y="7.27cm">
          <draw:text-box>
            <text:p text:style-name="P2"><text:span text:style-name="T2">B</text:span><text:span text:style-name="T1">(L-</text:span><text:span text:style-name="T1">1)*L*H</text:span></text:p>
          </draw:text-box>
        </draw:frame>
        <draw:frame draw:style-name="gr20" draw:text-style-name="P9" draw:layer="layout" svg:width="1.411cm" svg:height="1.505cm" svg:x="9.741cm" svg:y="7.919cm">
          <draw:text-box>
            <text:p text:style-name="P8"><text:span text:style-name="T3">● ● ●</text:span></text:p>
          </draw:text-box>
        </draw:frame>
        <draw:frame draw:style-name="gr19" draw:text-style-name="P3" draw:layer="layout" svg:width="2.246cm" svg:height="1.014cm" svg:x="11.414cm" svg:y="8.07cm">
          <draw:text-box>
            <text:p text:style-name="P2"><text:span text:style-name="T2">X</text:span><text:span text:style-name="T1">(L-</text:span><text:span text:style-name="T1">1)*L*H</text:span></text:p>
          </draw:text-box>
        </draw:frame>
        <draw:line draw:style-name="gr12" draw:text-style-name="P7" draw:layer="layout" svg:x1="9.563cm" svg:y1="9.14cm" svg:x2="7.774cm" svg:y2="9.083cm">
          <text:p/>
        </draw:line>
        <draw:frame draw:style-name="gr16" draw:text-style-name="P3" draw:layer="layout" svg:width="1.425cm" svg:height="1.014cm" svg:x="8.113cm" svg:y="8.158cm">
          <draw:text-box>
            <text:p text:style-name="P2"><text:span text:style-name="T2">X</text:span><text:span text:style-name="T1">L*H</text:span></text:p>
          </draw:text-box>
        </draw:frame>
        <draw:frame draw:style-name="gr20" draw:text-style-name="P9" draw:layer="layout" svg:width="1.411cm" svg:height="1.505cm" svg:x="9.741cm" svg:y="8.82cm">
          <draw:text-box>
            <text:p text:style-name="P8"><text:span text:style-name="T3">● ● ●</text:span></text:p>
          </draw:text-box>
        </draw:frame>
        <draw:frame draw:style-name="gr21" draw:text-style-name="P3" draw:layer="layout" svg:width="2.212cm" svg:height="1.014cm" svg:x="11.114cm" svg:y="9.07cm">
          <draw:text-box>
            <text:p text:style-name="P2"><text:span text:style-name="T2">Z</text:span><text:span text:style-name="T1">(L-1)*L*H</text:span></text:p>
          </draw:text-box>
        </draw:frame>
        <draw:line draw:style-name="gr12" draw:text-style-name="P7" draw:layer="layout" svg:x1="9.163cm" svg:y1="11.84cm" svg:x2="7.374cm" svg:y2="11.783cm">
          <text:p/>
        </draw:line>
        <draw:frame draw:style-name="gr18" draw:text-style-name="P11" draw:layer="layout" svg:width="1.315cm" svg:height="0.878cm" svg:x="7.713cm" svg:y="10.858cm">
          <draw:text-box>
            <text:p text:style-name="P10"><text:span text:style-name="T2">MT</text:span></text:p>
          </draw:text-box>
        </draw:frame>
        <draw:frame draw:style-name="gr20" draw:text-style-name="P9" draw:layer="layout" svg:width="1.411cm" svg:height="1.505cm" svg:x="9.141cm" svg:y="11.52cm">
          <draw:text-box>
            <text:p text:style-name="P8"><text:span text:style-name="T3">● ● ●</text:span></text:p>
          </draw:text-box>
        </draw:frame>
        <draw:line draw:style-name="gr12" draw:text-style-name="P7" draw:layer="layout" svg:x1="9.163cm" svg:y1="10.84cm" svg:x2="7.374cm" svg:y2="10.783cm">
          <text:p/>
        </draw:line>
        <draw:frame draw:style-name="gr17" draw:text-style-name="P11" draw:layer="layout" svg:width="0.879cm" svg:height="0.878cm" svg:x="7.713cm" svg:y="9.858cm">
          <draw:text-box>
            <text:p text:style-name="P10"><text:span text:style-name="T2">S</text:span></text:p>
          </draw:text-box>
        </draw:frame>
        <draw:frame draw:style-name="gr20" draw:text-style-name="P9" draw:layer="layout" svg:width="1.411cm" svg:height="1.505cm" svg:x="9.141cm" svg:y="10.52cm">
          <draw:text-box>
            <text:p text:style-name="P8"><text:span text:style-name="T3">● ● ●</text:span></text:p>
          </draw:text-box>
        </draw:frame>
        <draw:line draw:style-name="gr12" draw:text-style-name="P7" draw:layer="layout" svg:x1="9.463cm" svg:y1="9.94cm" svg:x2="7.674cm" svg:y2="9.883cm">
          <text:p/>
        </draw:line>
        <draw:frame draw:style-name="gr22" draw:text-style-name="P3" draw:layer="layout" svg:width="1.391cm" svg:height="1.014cm" svg:x="8.113cm" svg:y="8.958cm">
          <draw:text-box>
            <text:p text:style-name="P2"><text:span text:style-name="T2">Z</text:span><text:span text:style-name="T1">L*H</text:span></text:p>
          </draw:text-box>
        </draw:frame>
        <draw:frame draw:style-name="gr20" draw:text-style-name="P9" draw:layer="layout" svg:width="1.411cm" svg:height="1.505cm" svg:x="9.441cm" svg:y="9.62cm">
          <draw:text-box>
            <text:p text:style-name="P8"><text:span text:style-name="T3">● ● ●</text:span></text:p>
          </draw:text-box>
        </draw:frame>
        <draw:frame draw:style-name="gr23" draw:text-style-name="P3" draw:layer="layout" svg:width="2.745cm" svg:height="1.014cm" svg:x="6.694cm" svg:y="20.977cm">
          <draw:text-box>
            <text:p text:style-name="P2"><text:span text:style-name="T2">MR</text:span><text:span text:style-name="T1">(L-</text:span><text:span text:style-name="T1">1)*L*</text:span><text:span text:style-name="T1">H</text:span></text:p>
          </draw:text-box>
        </draw:frame>
        <draw:frame draw:style-name="gr20" draw:text-style-name="P9" draw:layer="layout" svg:width="1.411cm" svg:height="1.505cm" svg:x="9.942cm" svg:y="19.821cm">
          <draw:text-box>
            <text:p text:style-name="P8"><text:span text:style-name="T3">● ● ●</text:span></text:p>
          </draw:text-box>
        </draw:frame>
        <draw:line draw:style-name="gr12" draw:text-style-name="P7" draw:layer="layout" svg:x1="11.033cm" svg:y1="20.177cm" svg:x2="13.231cm" svg:y2="20.177cm">
          <text:p/>
        </draw:line>
        <draw:frame draw:style-name="gr13" draw:text-style-name="P3" draw:layer="layout" svg:width="0.815cm" svg:height="0.878cm" svg:x="11.541cm" svg:y="19.288cm">
          <draw:text-box>
            <text:p text:style-name="P2">e</text:p>
          </draw:text-box>
        </draw:frame>
        <draw:frame draw:style-name="gr24" draw:text-style-name="P3" draw:layer="layout" svg:width="1.454cm" svg:height="1.014cm" svg:x="10.894cm" svg:y="20.177cm">
          <draw:text-box>
            <text:p text:style-name="P2">C<text:span text:style-name="T1">L*H</text:span></text:p>
          </draw:text-box>
        </draw:frame>
        <draw:frame draw:style-name="gr14" draw:text-style-name="P3" draw:layer="layout" svg:width="2.275cm" svg:height="1.014cm" svg:x="6.794cm" svg:y="20.077cm">
          <draw:text-box>
            <text:p text:style-name="P2">C<text:span text:style-name="T1">(L-</text:span><text:span text:style-name="T1">1)*L*H</text:span></text:p>
          </draw:text-box>
        </draw:frame>
        <draw:frame draw:style-name="gr20" draw:text-style-name="P9" draw:layer="layout" svg:width="1.411cm" svg:height="1.505cm" svg:x="9.943cm" svg:y="20.822cm">
          <draw:text-box>
            <text:p text:style-name="P8"><text:span text:style-name="T3">● ● ●</text:span></text:p>
          </draw:text-box>
        </draw:frame>
        <draw:line draw:style-name="gr12" draw:text-style-name="P7" draw:layer="layout" svg:x1="11.034cm" svg:y1="21.178cm" svg:x2="13.065cm" svg:y2="21.193cm">
          <text:p/>
        </draw:line>
        <draw:frame draw:style-name="gr20" draw:text-style-name="P9" draw:layer="layout" svg:width="1.411cm" svg:height="1.505cm" svg:x="9.943cm" svg:y="21.622cm">
          <draw:text-box>
            <text:p text:style-name="P8"><text:span text:style-name="T3">● ● </text:span><text:span text:style-name="T3">●</text:span></text:p>
          </draw:text-box>
        </draw:frame>
        <draw:line draw:style-name="gr12" draw:text-style-name="P7" draw:layer="layout" svg:x1="11.034cm" svg:y1="22.078cm" svg:x2="12.938cm" svg:y2="22.055cm">
          <text:p/>
        </draw:line>
        <draw:frame draw:style-name="gr25" draw:text-style-name="P3" draw:layer="layout" svg:width="1.924cm" svg:height="1.014cm" svg:x="10.895cm" svg:y="20.977cm">
          <draw:text-box>
            <text:p text:style-name="P2"><text:span text:style-name="T2">MR</text:span><text:span text:style-name="T1">L*H</text:span></text:p>
          </draw:text-box>
        </draw:frame>
        <draw:line draw:style-name="gr12" draw:text-style-name="P7" draw:layer="layout" svg:x1="13.777cm" svg:y1="22.971cm" svg:x2="11.102cm" svg:y2="22.971cm">
          <text:p/>
        </draw:line>
        <draw:frame draw:style-name="gr13" draw:text-style-name="P3" draw:layer="layout" svg:width="0.815cm" svg:height="0.878cm" svg:x="11.413cm" svg:y="22.151cm">
          <draw:text-box>
            <text:p text:style-name="P2">d</text:p>
          </draw:text-box>
        </draw:frame>
        <draw:line draw:style-name="gr12" draw:text-style-name="P6" draw:layer="layout" svg:x1="10.144cm" svg:y1="23.86cm" svg:x2="12.796cm" svg:y2="23.82cm">
          <text:p/>
        </draw:line>
        <draw:frame draw:style-name="gr26" draw:text-style-name="P3" draw:layer="layout" svg:width="2.161cm" svg:height="0.878cm" svg:x="9.813cm" svg:y="22.951cm">
          <draw:text-box>
            <text:p text:style-name="P2">d_new</text:p>
          </draw:text-box>
        </draw:frame>
        <draw:frame draw:style-name="gr20" draw:text-style-name="P9" draw:layer="layout" svg:width="1.411cm" svg:height="1.505cm" svg:x="9.944cm" svg:y="22.623cm">
          <draw:text-box>
            <text:p text:style-name="P8"><text:span text:style-name="T3">● ● ●</text:span></text:p>
          </draw:text-box>
        </draw:frame>
        <draw:frame draw:style-name="gr20" draw:text-style-name="P9" draw:layer="layout" svg:width="1.411cm" svg:height="1.505cm" svg:x="8.544cm" svg:y="23.423cm">
          <draw:text-box>
            <text:p text:style-name="P8"><text:span text:style-name="T3">● ● ●</text:span></text:p>
          </draw:text-box>
        </draw:frame>
        <draw:frame draw:style-name="gr16" draw:text-style-name="P3" draw:layer="layout" svg:width="1.425cm" svg:height="1.014cm" svg:x="11.495cm" svg:y="23.777cm">
          <draw:text-box>
            <text:p text:style-name="P2"><text:span text:style-name="T2">A</text:span><text:span text:style-name="T1">L*H</text:span></text:p>
          </draw:text-box>
        </draw:frame>
        <draw:line draw:style-name="gr12" draw:text-style-name="P7" draw:layer="layout" svg:x1="9.577cm" svg:y1="24.671cm" svg:x2="6.902cm" svg:y2="24.671cm">
          <text:p/>
        </draw:line>
        <draw:frame draw:style-name="gr19" draw:text-style-name="P11" draw:layer="layout" svg:width="2.246cm" svg:height="1.014cm" svg:x="7.196cm" svg:y="23.677cm">
          <draw:text-box>
            <text:p text:style-name="P10"><text:span text:style-name="T2">A</text:span><text:span text:style-name="T1">(L-1)*L*H</text:span></text:p>
          </draw:text-box>
        </draw:frame>
        <draw:frame draw:style-name="gr20" draw:text-style-name="P9" draw:layer="layout" svg:width="1.411cm" svg:height="1.505cm" svg:x="9.545cm" svg:y="24.424cm">
          <draw:text-box>
            <text:p text:style-name="P8"><text:span text:style-name="T3">● ● ●</text:span></text:p>
          </draw:text-box>
        </draw:frame>
        <draw:frame draw:style-name="gr27" draw:text-style-name="P9" xml:id="id2" draw:id="id2" draw:layer="layout" svg:width="1.413cm" svg:height="1.039cm" svg:x="20.177cm" svg:y="14.121cm">
          <draw:text-box>
            <text:p text:style-name="P8"><text:span text:style-name="T3">● ● ●</text:span></text:p>
          </draw:text-box>
        </draw:frame>
        <draw:connector draw:style-name="gr12" draw:text-style-name="P6" draw:layer="layout" svg:x1="18.411cm" svg:y1="8.12cm" svg:x2="20.883cm" svg:y2="14.121cm" draw:start-shape="id1" draw:start-glue-point="1" draw:end-shape="id2" draw:end-glue-point="0" svg:d="M18411 8120h2472v6001" svg:viewBox="0 0 2473 6002">
          <text:p/>
        </draw:connector>
        <draw:connector draw:style-name="gr12" draw:text-style-name="P6" draw:layer="layout" svg:x1="20.883cm" svg:y1="15.16cm" svg:x2="19.134cm" svg:y2="24.415cm" draw:start-shape="id2" draw:start-glue-point="2" draw:end-shape="id3" draw:end-glue-point="1" svg:d="M20883 15160v9255h-1749" svg:viewBox="0 0 1750 9256">
          <text:p/>
        </draw:connector>
        <draw:custom-shape draw:style-name="gr3" draw:text-style-name="P4" draw:layer="layout" svg:width="1.778cm" svg:height="0.762cm" svg:x="16.686cm" svg:y="8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593cm" svg:y="8.581cm">
          <draw:text-box>
            <text:p text:style-name="P2">Send</text:p>
          </draw:text-box>
        </draw:frame>
        <draw:custom-shape draw:style-name="gr3" draw:text-style-name="P4" draw:layer="layout" svg:width="1.778cm" svg:height="0.762cm" svg:x="16.586cm" svg:y="9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493cm" svg:y="9.481cm">
          <draw:text-box>
            <text:p text:style-name="P2">Send</text:p>
          </draw:text-box>
        </draw:frame>
        <draw:custom-shape draw:style-name="gr3" draw:text-style-name="P4" draw:layer="layout" svg:width="1.778cm" svg:height="0.762cm" svg:x="16.386cm" svg:y="10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293cm" svg:y="10.381cm">
          <draw:text-box>
            <text:p text:style-name="P2">Send</text:p>
          </draw:text-box>
        </draw:frame>
        <draw:custom-shape draw:style-name="gr3" draw:text-style-name="P4" draw:layer="layout" svg:width="1.778cm" svg:height="0.762cm" svg:x="16.38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293cm" svg:y="11.281cm">
          <draw:text-box>
            <text:p text:style-name="P2">Send</text:p>
          </draw:text-box>
        </draw:frame>
        <draw:line draw:style-name="gr12" draw:text-style-name="P7" draw:layer="layout" svg:x1="18.526cm" svg:y1="9.001cm" svg:x2="20.812cm" svg:y2="9.001cm">
          <text:p/>
        </draw:line>
        <draw:line draw:style-name="gr12" draw:text-style-name="P7" draw:layer="layout" svg:x1="18.399cm" svg:y1="9.89cm" svg:x2="20.812cm" svg:y2="9.89cm">
          <text:p/>
        </draw:line>
        <draw:line draw:style-name="gr12" draw:text-style-name="P7" draw:layer="layout" svg:x1="18.145cm" svg:y1="10.779cm" svg:x2="20.812cm" svg:y2="10.779cm">
          <text:p/>
        </draw:line>
        <draw:line draw:style-name="gr12" draw:text-style-name="P7" draw:layer="layout" svg:x1="18.145cm" svg:y1="11.668cm" svg:x2="20.812cm" svg:y2="11.668cm">
          <text:p/>
        </draw:line>
        <draw:frame draw:style-name="gr19" draw:text-style-name="P3" draw:layer="layout" svg:width="2.246cm" svg:height="1.014cm" svg:x="18.314cm" svg:y="7.17cm">
          <draw:text-box>
            <text:p text:style-name="P2"><text:span text:style-name="T2">B</text:span><text:span text:style-name="T1">L*H</text:span></text:p>
          </draw:text-box>
        </draw:frame>
        <draw:frame draw:style-name="gr19" draw:text-style-name="P3" draw:layer="layout" svg:width="2.246cm" svg:height="1.014cm" svg:x="18.314cm" svg:y="8.07cm">
          <draw:text-box>
            <text:p text:style-name="P2"><text:span text:style-name="T2">X</text:span><text:span text:style-name="T1">L*</text:span><text:span text:style-name="T1">H</text:span></text:p>
          </draw:text-box>
        </draw:frame>
        <draw:frame draw:style-name="gr19" draw:text-style-name="P3" draw:layer="layout" svg:width="2.246cm" svg:height="1.014cm" svg:x="18.314cm" svg:y="8.97cm">
          <draw:text-box>
            <text:p text:style-name="P2"><text:span text:style-name="T2">Z</text:span><text:span text:style-name="T1">L*H</text:span></text:p>
          </draw:text-box>
        </draw:frame>
        <draw:frame draw:style-name="gr19" draw:text-style-name="P3" draw:layer="layout" svg:width="2.246cm" svg:height="1.014cm" svg:x="18.714cm" svg:y="9.97cm">
          <draw:text-box>
            <text:p text:style-name="P2">S</text:p>
          </draw:text-box>
        </draw:frame>
        <draw:frame draw:style-name="gr19" draw:text-style-name="P3" draw:layer="layout" svg:width="1.582cm" svg:height="1.014cm" svg:x="18.214cm" svg:y="10.87cm">
          <draw:text-box>
            <text:p text:style-name="P2">MT</text:p>
          </draw:text-box>
        </draw:frame>
        <draw:custom-shape draw:style-name="gr7" draw:text-style-name="P4" draw:layer="layout" svg:width="2.54cm" svg:height="0.762cm" svg:x="16.799cm" svg:y="21.29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692cm" svg:y="21.276cm">
          <draw:text-box>
            <text:p text:style-name="P2">Receive</text:p>
          </draw:text-box>
        </draw:frame>
        <draw:custom-shape draw:style-name="gr7" draw:text-style-name="P4" draw:layer="layout" svg:width="2.54cm" svg:height="0.762cm" svg:x="16.799cm" svg:y="22.19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692cm" svg:y="22.176cm">
          <draw:text-box>
            <text:p text:style-name="P2">Receive</text:p>
          </draw:text-box>
        </draw:frame>
        <draw:custom-shape draw:style-name="gr7" draw:text-style-name="P4" draw:layer="layout" svg:width="2.54cm" svg:height="0.762cm" svg:x="16.699cm" svg:y="23.09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592cm" svg:y="23.076cm">
          <draw:text-box>
            <text:p text:style-name="P2">Receive</text:p>
          </draw:text-box>
        </draw:frame>
        <draw:custom-shape draw:style-name="gr7" draw:text-style-name="P4" draw:layer="layout" svg:width="2.54cm" svg:height="0.762cm" svg:x="16.699cm" svg:y="23.991cm">
          <text:p/>
          <draw:enhanced-geometry svg:viewBox="0 0 21600 21600" draw:type="rectangle" draw:enhanced-path="M 0 0 L 21600 0 21600 21600 0 21600 0 0 Z N"/>
        </draw:custom-shape>
        <draw:frame draw:style-name="gr8" draw:text-style-name="P3" xml:id="id3" draw:id="id3" draw:layer="layout" svg:width="2.542cm" svg:height="0.878cm" svg:x="16.592cm" svg:y="23.976cm">
          <draw:text-box>
            <text:p text:style-name="P2">Receive</text:p>
          </draw:text-box>
        </draw:frame>
        <draw:line draw:style-name="gr12" draw:text-style-name="P7" draw:layer="layout" svg:x1="20.939cm" svg:y1="20.668cm" svg:x2="19.288cm" svg:y2="20.685cm">
          <text:p/>
        </draw:line>
        <draw:frame draw:style-name="gr19" draw:text-style-name="P3" draw:layer="layout" svg:width="1.23cm" svg:height="1.014cm" svg:x="19.582cm" svg:y="19.798cm">
          <draw:text-box>
            <text:p text:style-name="P2"><text:span text:style-name="T2">B</text:span><text:span text:style-name="T1">H</text:span></text:p>
          </draw:text-box>
        </draw:frame>
        <draw:line draw:style-name="gr12" draw:text-style-name="P7" draw:layer="layout" svg:x1="20.953cm" svg:y1="21.697cm" svg:x2="19.302cm" svg:y2="21.714cm">
          <text:p/>
        </draw:line>
        <draw:frame draw:style-name="gr19" draw:text-style-name="P3" draw:layer="layout" svg:width="1.23cm" svg:height="1.014cm" svg:x="19.596cm" svg:y="20.827cm">
          <draw:text-box>
            <text:p text:style-name="P2"><text:span text:style-name="T2">X</text:span><text:span text:style-name="T1">H</text:span></text:p>
          </draw:text-box>
        </draw:frame>
        <draw:line draw:style-name="gr12" draw:text-style-name="P12" draw:layer="layout" svg:x1="20.953cm" svg:y1="22.597cm" svg:x2="19.302cm" svg:y2="22.614cm">
          <text:p/>
        </draw:line>
        <draw:frame draw:style-name="gr19" draw:text-style-name="P14" draw:layer="layout" svg:width="1.23cm" svg:height="1.014cm" svg:x="19.596cm" svg:y="21.727cm">
          <draw:text-box>
            <text:p text:style-name="P13"><text:span text:style-name="T2">Z</text:span><text:span text:style-name="T1">H</text:span></text:p>
          </draw:text-box>
        </draw:frame>
        <draw:line draw:style-name="gr12" draw:text-style-name="P7" draw:layer="layout" svg:x1="20.853cm" svg:y1="23.497cm" svg:x2="19.202cm" svg:y2="23.514cm">
          <text:p/>
        </draw:line>
        <draw:frame draw:style-name="gr19" draw:text-style-name="P3" draw:layer="layout" svg:width="1.23cm" svg:height="1.014cm" svg:x="19.796cm" svg:y="22.727cm">
          <draw:text-box>
            <text:p text:style-name="P2">S</text:p>
          </draw:text-box>
        </draw:frame>
        <draw:frame draw:style-name="gr29" draw:text-style-name="P3" draw:layer="layout" svg:width="1.397cm" svg:height="1.505cm" svg:x="19.696cm" svg:y="23.627cm">
          <draw:text-box>
            <text:p text:style-name="P2">MT</text:p>
          </draw:text-box>
        </draw:frame>
        <draw:custom-shape draw:style-name="gr3" draw:text-style-name="P4" draw:layer="layout" svg:width="1.778cm" svg:height="0.762cm" svg:x="16.387cm" svg:y="12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294cm" svg:y="12.182cm">
          <draw:text-box>
            <text:p text:style-name="P2">Send</text:p>
          </draw:text-box>
        </draw:frame>
        <draw:line draw:style-name="gr12" draw:text-style-name="P7" draw:layer="layout" svg:x1="18.146cm" svg:y1="12.569cm" svg:x2="20.812cm" svg:y2="12.557cm">
          <text:p/>
        </draw:line>
        <draw:frame draw:style-name="gr19" draw:text-style-name="P3" draw:layer="layout" svg:width="2.246cm" svg:height="1.014cm" svg:x="18.415cm" svg:y="11.771cm">
          <draw:text-box>
            <text:p text:style-name="P2">d</text:p>
          </draw:text-box>
        </draw:frame>
        <draw:custom-shape draw:style-name="gr3" draw:text-style-name="P4" draw:layer="layout" svg:width="1.778cm" svg:height="0.762cm" svg:x="16.388cm" svg:y="18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295cm" svg:y="18.882cm">
          <draw:text-box>
            <text:p text:style-name="P2">Send</text:p>
          </draw:text-box>
        </draw:frame>
        <draw:custom-shape draw:style-name="gr7" draw:text-style-name="P4" draw:layer="layout" svg:width="2.54cm" svg:height="0.762cm" svg:x="15.998cm" svg:y="14.20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5.891cm" svg:y="14.094cm">
          <draw:text-box>
            <text:p text:style-name="P2">Receive</text:p>
          </draw:text-box>
        </draw:frame>
        <draw:line draw:style-name="gr12" draw:text-style-name="P7" draw:layer="layout" svg:x1="17.256cm" svg:y1="18.907cm" svg:x2="17.256cm" svg:y2="14.97cm">
          <text:p/>
        </draw:line>
        <draw:frame draw:style-name="gr30" draw:text-style-name="P15" draw:layer="layout" svg:width="3.207cm" svg:height="2.688cm" svg:x="17.383cm" svg:y="15.859cm">
          <draw:text-box>
            <text:p>C<text:span text:style-name="T1">L*H</text:span><text:span text:style-name="T2">,</text:span></text:p>
            <text:p><text:span text:style-name="T2">MR</text:span><text:span text:style-name="T1">L*H</text:span><text:span text:style-name="T2">,</text:span></text:p>
            <text:p><text:span text:style-name="T2">e, d_new</text:span></text:p>
          </draw:text-box>
        </draw:frame>
        <draw:custom-shape draw:style-name="gr3" draw:text-style-name="P4" draw:layer="layout" svg:width="1.778cm" svg:height="0.762cm" svg:x="3.789cm" svg:y="18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3.696cm" svg:y="18.882cm">
          <draw:text-box>
            <text:p text:style-name="P2">Send</text:p>
          </draw:text-box>
        </draw:frame>
        <draw:custom-shape draw:style-name="gr7" draw:text-style-name="P4" draw:layer="layout" svg:width="2.54cm" svg:height="0.762cm" svg:x="3.399cm" svg:y="15.00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3.292cm" svg:y="14.894cm">
          <draw:text-box>
            <text:p text:style-name="P2">Receive</text:p>
          </draw:text-box>
        </draw:frame>
        <draw:line draw:style-name="gr12" draw:text-style-name="P7" draw:layer="layout" svg:x1="4.657cm" svg:y1="18.907cm" svg:x2="4.683cm" svg:y2="15.732cm">
          <text:p/>
        </draw:line>
        <draw:frame draw:style-name="gr30" draw:text-style-name="P15" draw:layer="layout" svg:width="3.207cm" svg:height="2.688cm" svg:x="4.784cm" svg:y="15.859cm">
          <draw:text-box>
            <text:p>C<text:span text:style-name="T1">L*H</text:span><text:span text:style-name="T2">,</text:span></text:p>
            <text:p><text:span text:style-name="T2">MR</text:span><text:span text:style-name="T1">L*H</text:span><text:span text:style-name="T2">,</text:span></text:p>
            <text:p><text:span text:style-name="T2">e, d_new</text:span></text:p>
          </draw:text-box>
        </draw:frame>
        <draw:custom-shape draw:style-name="gr3" draw:text-style-name="P4" draw:layer="layout" svg:width="1.778cm" svg:height="0.762cm" svg:x="16.387cm" svg:y="13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1.979cm" svg:height="0.962cm" svg:x="16.294cm" svg:y="13.083cm">
          <draw:text-box>
            <text:p text:style-name="P2">Send</text:p>
          </draw:text-box>
        </draw:frame>
        <draw:line draw:style-name="gr12" draw:text-style-name="P7" draw:layer="layout" svg:x1="18.146cm" svg:y1="13.47cm" svg:x2="20.812cm" svg:y2="13.458cm">
          <text:p/>
        </draw:line>
        <draw:frame draw:style-name="gr19" draw:text-style-name="P3" draw:layer="layout" svg:width="2.246cm" svg:height="1.014cm" svg:x="18.415cm" svg:y="12.572cm">
          <draw:text-box>
            <text:p text:style-name="P2">A<text:span text:style-name="T1">H</text:span></text:p>
          </draw:text-box>
        </draw:frame>
        <draw:custom-shape draw:style-name="gr7" draw:text-style-name="P4" draw:layer="layout" svg:width="2.54cm" svg:height="0.762cm" svg:x="16.713cm" svg:y="24.88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606cm" svg:y="24.87cm">
          <draw:text-box>
            <text:p text:style-name="P2">Receive</text:p>
          </draw:text-box>
        </draw:frame>
        <draw:custom-shape draw:style-name="gr7" draw:text-style-name="P4" draw:layer="layout" svg:width="2.54cm" svg:height="0.762cm" svg:x="16.613cm" svg:y="25.78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42cm" svg:height="0.878cm" svg:x="16.506cm" svg:y="25.77cm">
          <draw:text-box>
            <text:p text:style-name="P2">Receive</text:p>
          </draw:text-box>
        </draw:frame>
        <draw:line draw:style-name="gr12" draw:text-style-name="P7" draw:layer="layout" svg:x1="20.867cm" svg:y1="25.3cm" svg:x2="19.216cm" svg:y2="25.317cm">
          <text:p/>
        </draw:line>
        <draw:line draw:style-name="gr12" draw:text-style-name="P7" draw:layer="layout" svg:x1="20.767cm" svg:y1="26.2cm" svg:x2="19.116cm" svg:y2="26.217cm">
          <text:p/>
        </draw:line>
        <draw:frame draw:style-name="gr31" draw:text-style-name="P3" draw:layer="layout" svg:width="1.524cm" svg:height="1.777cm" svg:x="19.496cm" svg:y="25.327cm">
          <draw:text-box>
            <text:p text:style-name="P2">A<text:span text:style-name="T1">L*H</text:span></text:p>
          </draw:text-box>
        </draw:frame>
        <draw:frame draw:style-name="gr19" draw:text-style-name="P3" draw:layer="layout" svg:width="1.23cm" svg:height="1.014cm" svg:x="19.796cm" svg:y="24.527cm">
          <draw:text-box>
            <text:p text:style-name="P2">d</text:p>
          </draw:text-box>
        </draw:frame>
        <draw:line draw:style-name="gr32" draw:text-style-name="P6" draw:layer="layout" svg:x1="20.912cm" svg:y1="24.395cm" svg:x2="20.812cm" svg:y2="26.273cm">
          <text:p/>
        </draw:line>
        <draw:custom-shape draw:style-name="gr3" draw:text-style-name="P4" draw:layer="layout" svg:width="1.778cm" svg:height="0.762cm" svg:x="2.49cm" svg:y="13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xml:id="id4" draw:id="id4" draw:layer="layout" svg:width="1.979cm" svg:height="0.962cm" svg:x="2.397cm" svg:y="13.682cm">
          <draw:text-box>
            <text:p text:style-name="P2">Send</text:p>
          </draw:text-box>
        </draw:frame>
        <draw:custom-shape draw:style-name="gr7" draw:text-style-name="P4" draw:layer="layout" svg:width="2.54cm" svg:height="0.762cm" svg:x="1.913cm" svg:y="20.622cm">
          <text:p/>
          <draw:enhanced-geometry svg:viewBox="0 0 21600 21600" draw:type="rectangle" draw:enhanced-path="M 0 0 L 21600 0 21600 21600 0 21600 0 0 Z N"/>
        </draw:custom-shape>
        <draw:frame draw:style-name="gr8" draw:text-style-name="P3" xml:id="id5" draw:id="id5" draw:layer="layout" svg:width="2.542cm" svg:height="0.878cm" svg:x="1.806cm" svg:y="20.507cm">
          <draw:text-box>
            <text:p text:style-name="P2">Receive</text:p>
          </draw:text-box>
        </draw:frame>
        <draw:connector draw:style-name="gr12" draw:text-style-name="P6" draw:layer="layout" draw:line-skew="-0.814cm" svg:x1="2.397cm" svg:y1="14.163cm" svg:x2="1.806cm" svg:y2="20.946cm" draw:start-shape="id4" draw:start-glue-point="3" draw:end-shape="id5" draw:end-glue-point="3" svg:d="M2397 14163h-1905v6783h1314" svg:viewBox="0 0 1906 6784">
          <text:p/>
        </draw:connector>
        <draw:frame draw:style-name="gr33" draw:text-style-name="P15" draw:layer="layout" svg:width="2.479cm" svg:height="4.414cm" svg:x="0.446cm" svg:y="15.286cm">
          <draw:text-box>
            <text:p>B<text:span text:style-name="T1">L*H</text:span><text:span text:style-name="T2">,</text:span></text:p>
            <text:p><text:span text:style-name="T2">X</text:span><text:span text:style-name="T1">L*H</text:span><text:span text:style-name="T2">,</text:span></text:p>
            <text:p><text:span text:style-name="T2">Z</text:span><text:span text:style-name="T1">L*H</text:span><text:span text:style-name="T2">,</text:span></text:p>
            <text:p><text:span text:style-name="T2">S, MT, </text:span></text:p>
            <text:p><text:span text:style-name="T2">A</text:span><text:span text:style-name="T1">L*H</text:span><text:span text:style-name="T2">, d</text:span></text:p>
          </draw:text-box>
        </draw:frame>
        <draw:frame draw:style-name="gr27" draw:text-style-name="P9" draw:layer="layout" svg:width="1.413cm" svg:height="1.039cm" svg:x="2.478cm" svg:y="17.022cm">
          <draw:text-box>
            <text:p text:style-name="P8"><text:span text:style-name="T3">● ● ●</text:span></text:p>
          </draw:text-box>
        </draw:frame>
        <draw:custom-shape draw:style-name="gr34" draw:text-style-name="P6" draw:layer="layout" svg:width="21.59cm" svg:height="21.606cm" svg:x="0cm" svg:y="6.33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23T23:49:13.714529945</dc:date>
    <meta:editing-duration>PT4H3M20S</meta:editing-duration>
    <meta:editing-cycles>30</meta:editing-cycles>
    <meta:generator>LibreOffice/5.4.6.2$Linux_X86_64 LibreOffice_project/40m0$Build-2</meta:generator>
    <meta:document-statistic meta:object-count="186"/>
  </office:meta>
</office:document-meta>
</file>